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員
「全員そろった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ではこれより、大陸中央部ジャクラの森での
　演習を開始す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出発前に話したとおり、このジンブー村の北に
　隣接する形でジャクラの森が存在す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森には魔物が生息し、村はたびたび被害に
　遭っている現状だ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よって、我々自治警備団が演習を兼ねて
　魔物と戦闘し、撃退することが今回の目的で
　ある！」</text:p>
          </table:table-cell>
          <table:table-cell table:number-columns-repeated="1023"/>
        </table:table-row>
        <table:table-row>
          <table:table-cell table:style-name="ce0" office:value-type="string">
            <text:p>では、撃退数は多ければ多いほど良いんです
ね？</text:p>
          </table:table-cell>
          <table:table-cell table:number-columns-repeated="1023"/>
        </table:table-row>
        <table:table-row>
          <table:table-cell table:style-name="ce0" office:value-type="string">
            <text:p>自治警団員
「無論だ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しかし、相手は何と言っても魔物の群れ。
　新人兵であるお前は、絶対に無茶を
　するんじゃないぞ！」</text:p>
          </table:table-cell>
          <table:table-cell table:number-columns-repeated="1023"/>
        </table:table-row>
        <table:table-row>
          <table:table-cell table:style-name="ce0" office:value-type="string">
            <text:p>わ・・・分かりました。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では各自、2人一組で行動するように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はい！」</text:p>
          </table:table-cell>
          <table:table-cell table:number-columns-repeated="1023"/>
        </table:table-row>
        <table:table-row>
          <table:table-cell table:style-name="ce0" office:value-type="string">
            <text:p>はい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